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office:automatic-styles>
  <office:body>
    <office:text>
      <text:h text:style-name="Heading_20_1" text:outline-level="1"><text:bookmark-start text:name="header-n0"/>Chronik der Familie Fleschutz<text:bookmark-end text:name="header-n0"/></text:h>
      <text:p text:style-name="First_20_paragraph"><text:span text:style-name="T1">Auch verfügbar als:</text:span> <text:a xlink:type="simple" xlink:href="../Export/Chronik.docx" office:name=""><text:span text:style-name="Definition">.DOCX</text:span></text:a>, <text:a xlink:type="simple" xlink:href="../Export/Chronik.epub" office:name=""><text:span text:style-name="Definition">E-Book</text:span></text:a>, <text:a xlink:type="simple" xlink:href="../Export/Chronik.html" office:name=""><text:span text:style-name="Definition">.HTML</text:span></text:a>, <text:a xlink:type="simple" xlink:href="../Export/Chronik.odt" office:name=""><text:span text:style-name="Definition">.ODT</text:span></text:a>, <text:a xlink:type="simple" xlink:href="../Export/Chronik.opml" office:name=""><text:span text:style-name="Definition">.OPML</text:span></text:a>, <text:a xlink:type="simple" xlink:href="../Export/Chronik.pdf" office:name=""><text:span text:style-name="Definition">.PDF</text:span></text:a>, <text:a xlink:type="simple" xlink:href="../Export/Chronik.rtf" office:name=""><text:span text:style-name="Definition">.RTF</text:span></text:a>, <text:a xlink:type="simple" xlink:href="../Export/Chronik.tex" office:name=""><text:span text:style-name="Definition">.TEX</text:span></text:a> - <text:span text:style-name="T1">Legende:</text:span> * = Geburt, ⚭ = Hochzeit, † = Tod, 🔨 = Beruf, 💥 = Krieg, {} = Quelle. </text:p>
      <table:table table:name="Table1" table:style-name="Table1">
        <table:table-column table:style-name="Table1.A"/>
        <table:table-column table:style-name="Table1.B"/>
        <table:table-header-rows>
          <table:table-row>
            <table:table-cell table:style-name="TableHeaderRowCell" office:value-type="string">
              <text:p text:style-name="Table_20_Heading">Jahr</text:p>
            </table:table-cell>
            <table:table-cell table:style-name="TableHeaderRowCell" office:value-type="string">
              <text:p text:style-name="Table_20_Heading">Ereignis</text:p>
            </table:table-cell>
          </table:table-row>
        </table:table-header-rows>
        <table:table-row>
          <table:table-cell table:style-name="TableRowCell" office:value-type="string">
            <text:p text:style-name="Table_20_Contents">1412</text:p>
          </table:table-cell>
          <table:table-cell table:style-name="TableRowCell" office:value-type="string">
            <text:p text:style-name="Table_20_Contents">Utz Brästel genannt Fläschuz, kauft die Güter zu "Wyler" und "Mätzlins" (jetzt Fleschützen bei Börwang) vom Fürststift Kempten {<text:a xlink:type="simple" xlink:href="../Quellen/Fuerststift_Kempten/Urkunde_263/" office:name=""><text:span text:style-name="Definition">Urkunde 263</text:span></text:a>} (erste urkundliche Erwähnung)</text:p>
          </table:table-cell>
        </table:table-row>
        <table:table-row>
          <table:table-cell table:style-name="TableRowCell" office:value-type="string">
            <text:p text:style-name="Table_20_Contents">1480</text:p>
          </table:table-cell>
          <table:table-cell table:style-name="TableRowCell" office:value-type="string">
            <text:p text:style-name="Table_20_Contents">Jörg Fleschütz, Haldenwanger Pfarr.</text:p>
          </table:table-cell>
        </table:table-row>
        <table:table-row>
          <table:table-cell table:style-name="TableRowCell" office:value-type="string">
            <text:p text:style-name="Table_20_Contents">1505</text:p>
          </table:table-cell>
          <table:table-cell table:style-name="TableRowCell" office:value-type="string">
            <text:p text:style-name="Table_20_Contents">Vergleich zwischen Hans Johann Fleschutz und Hans Caspar Laubenberg {<text:a xlink:type="simple" xlink:href="../Quellen/Fuerststift_Kempten/Urkunde_1757/" office:name=""><text:span text:style-name="Definition">Urkunde 1757</text:span></text:a>}</text:p>
          </table:table-cell>
        </table:table-row>
        <table:table-row>
          <table:table-cell table:style-name="TableRowCell" office:value-type="string">
            <text:p text:style-name="Table_20_Contents">1516</text:p>
          </table:table-cell>
          <table:table-cell table:style-name="TableRowCell" office:value-type="string">
            <text:p text:style-name="Table_20_Contents">Frevelgerichtsbarkeit zu Fleschützen {<text:a xlink:type="simple" xlink:href="../Quellen/Fuerststift_Kempten/Urkunde_2007/" office:name=""><text:span text:style-name="Definition">Urkunde 2007</text:span></text:a>}</text:p>
          </table:table-cell>
        </table:table-row>
        <table:table-row>
          <table:table-cell table:style-name="TableRowCell" office:value-type="string">
            <text:p text:style-name="Table_20_Contents">1525</text:p>
          </table:table-cell>
          <table:table-cell table:style-name="TableRowCell" office:value-type="string">
            <text:p text:style-name="Table_20_Contents">💥 Deutscher Bauernkrieg, 200 Allgäuer Höfe wurden in Brand gesteckt {<text:a xlink:type="simple" xlink:href="../Quellen/Wikipedia/Deutscher_Bauernkrieg/" office:name=""><text:span text:style-name="Definition">Wikipedia</text:span></text:a>}</text:p>
          </table:table-cell>
        </table:table-row>
        <table:table-row>
          <table:table-cell table:style-name="TableRowCell" office:value-type="string">
            <text:p text:style-name="Table_20_Contents">1530</text:p>
          </table:table-cell>
          <table:table-cell table:style-name="TableRowCell" office:value-type="string">
            <text:p text:style-name="Table_20_Contents">Georg Fleschutz (Hofmeister) kauft Wasserrecht zu Burkarts {<text:a xlink:type="simple" xlink:href="../Quellen/Fuerststift_Kempten/Urkunde_2546/" office:name=""><text:span text:style-name="Definition">Urkunde 2546</text:span></text:a>}</text:p>
          </table:table-cell>
        </table:table-row>
        <table:table-row>
          <table:table-cell table:style-name="TableRowCell" office:value-type="string">
            <text:p text:style-name="Table_20_Contents">1531</text:p>
          </table:table-cell>
          <table:table-cell table:style-name="TableRowCell" office:value-type="string">
            <text:p text:style-name="Table_20_Contents">Georg Fleschutz (Hofmeister) kauft 2 Jauchert Acker {<text:a xlink:type="simple" xlink:href="../Quellen/Fuerststift_Kempten/Urkunde_2566/" office:name=""><text:span text:style-name="Definition">Urkunde 2566</text:span></text:a>}</text:p>
          </table:table-cell>
        </table:table-row>
        <table:table-row>
          <table:table-cell table:style-name="TableRowCell" office:value-type="string">
            <text:p text:style-name="Table_20_Contents">1540</text:p>
          </table:table-cell>
          <table:table-cell table:style-name="TableRowCell" office:value-type="string">
            <text:p text:style-name="Table_20_Contents">Georg Fleschutz (Hofmeister) kauft Haus vom Konvent {<text:a xlink:type="simple" xlink:href="../Quellen/Fuerststift_Kempten/Urkunde_2915/" office:name=""><text:span text:style-name="Definition">Urkunde 2915</text:span></text:a>}</text:p>
          </table:table-cell>
        </table:table-row>
        <table:table-row>
          <table:table-cell table:style-name="TableRowCell" office:value-type="string">
            <text:p text:style-name="Table_20_Contents">1542</text:p>
          </table:table-cell>
          <table:table-cell table:style-name="TableRowCell" office:value-type="string">
            <text:p text:style-name="Table_20_Contents">Georg Fleschutz (Hofmeister) kauft 2 Häuser vom Konvent {<text:a xlink:type="simple" xlink:href="../Quellen/Fuerststift_Kempten/Urkunde_2984" office:name=""><text:span text:style-name="Definition">Urkunde 2984</text:span></text:a>}</text:p>
          </table:table-cell>
        </table:table-row>
        <table:table-row>
          <table:table-cell table:style-name="TableRowCell" office:value-type="string">
            <text:p text:style-name="Table_20_Contents">1543</text:p>
          </table:table-cell>
          <table:table-cell table:style-name="TableRowCell" office:value-type="string">
            <text:p text:style-name="Table_20_Contents">Baltus Fleschutz, zum Weyler, genannt (bei den) Fleschutzen</text:p>
          </table:table-cell>
        </table:table-row>
        <table:table-row>
          <table:table-cell table:style-name="TableRowCell" office:value-type="string">
            <text:p text:style-name="Table_20_Contents">1544</text:p>
          </table:table-cell>
          <table:table-cell table:style-name="TableRowCell" office:value-type="string">
            <text:p text:style-name="Table_20_Contents">Georg Fleschutz, Hofmeister im Stift Kempten</text:p>
          </table:table-cell>
        </table:table-row>
        <table:table-row>
          <table:table-cell table:style-name="TableRowCell" office:value-type="string">
            <text:p text:style-name="Table_20_Contents">1550</text:p>
          </table:table-cell>
          <table:table-cell table:style-name="TableRowCell" office:value-type="string">
            <text:p text:style-name="Table_20_Contents">Agatha Fleschutz verkauft ihr Gut zu Eschers (Untrasried) für 200 Gulden {<text:a xlink:type="simple" xlink:href="../Quellen/Fuerststift_Kempten/Urkunde_3316" office:name=""><text:span text:style-name="Definition">Urkunde 3316</text:span></text:a>}</text:p>
          </table:table-cell>
        </table:table-row>
        <table:table-row>
          <table:table-cell table:style-name="TableRowCell" office:value-type="string">
            <text:p text:style-name="Table_20_Contents">1550-1743</text:p>
          </table:table-cell>
          <table:table-cell table:style-name="TableRowCell" office:value-type="string">
            <text:p text:style-name="Table_20_Contents">Güter und Untertanen zu Fleschützen {<text:a xlink:type="simple" xlink:href="../Quellen/Fuerststift_Kempten/Akte_1913" office:name=""><text:span text:style-name="Definition">Akte 1913</text:span></text:a>}</text:p>
          </table:table-cell>
        </table:table-row>
        <table:table-row>
          <table:table-cell table:style-name="TableRowCell" office:value-type="string">
            <text:p text:style-name="Table_20_Contents">1554</text:p>
          </table:table-cell>
          <table:table-cell table:style-name="TableRowCell" office:value-type="string">
            <text:p text:style-name="Table_20_Contents">Georg Fleschutz (in Schwarzen) wegen verliehener Wirtschaftsgerechtsame {<text:a xlink:type="simple" xlink:href="../Quellen/Fuerststift_Kempten/Urkunde_3495/" office:name=""><text:span text:style-name="Definition">Urkunde 3495</text:span></text:a>} und {<text:a xlink:type="simple" xlink:href="../Quellen/Fuerststift_Kempten/Urkunde_3499" office:name=""><text:span text:style-name="Definition">Urkunde 3499</text:span></text:a>}</text:p>
          </table:table-cell>
        </table:table-row>
        <table:table-row>
          <table:table-cell table:style-name="TableRowCell" office:value-type="string">
            <text:p text:style-name="Table_20_Contents">1564</text:p>
          </table:table-cell>
          <table:table-cell table:style-name="TableRowCell" office:value-type="string">
            <text:p text:style-name="Table_20_Contents">Baltasar Fleschutz (Scholare) will Priester werden</text:p>
          </table:table-cell>
        </table:table-row>
        <table:table-row>
          <table:table-cell table:style-name="TableRowCell" office:value-type="string">
            <text:p text:style-name="Table_20_Contents">1565</text:p>
          </table:table-cell>
          <table:table-cell table:style-name="TableRowCell" office:value-type="string">
            <text:p text:style-name="Table_20_Contents">Christoph Fleschutz kauft ein Haus mit Taferngerechtigkeit {<text:a xlink:type="simple" xlink:href="../Quellen/Fuerststift_Kempten/Urkunde_3800" office:name=""><text:span text:style-name="Definition">Urkunde 3800</text:span></text:a>}</text:p>
          </table:table-cell>
        </table:table-row>
        <table:table-row>
          <table:table-cell table:style-name="TableRowCell" office:value-type="string">
            <text:p text:style-name="Table_20_Contents">1565</text:p>
          </table:table-cell>
          <table:table-cell table:style-name="TableRowCell" office:value-type="string">
            <text:p text:style-name="Table_20_Contents">Balthus Fleschutz zu Fleschützen bekommt Zinsbrief von Lukas Haini zu Bachtels {<text:a xlink:type="simple" xlink:href="../Quellen/Fuerststift_Kempten/Urkunde_3778" office:name=""><text:span text:style-name="Definition">Urkunde 3778</text:span></text:a>}</text:p>
          </table:table-cell>
        </table:table-row>
        <table:table-row>
          <table:table-cell table:style-name="TableRowCell" office:value-type="string">
            <text:p text:style-name="Table_20_Contents">1618-1648</text:p>
          </table:table-cell>
          <table:table-cell table:style-name="TableRowCell" office:value-type="string">
            <text:p text:style-name="Table_20_Contents">💥 Dreißigjähriger Krieg, dadurch Hungersnöte und Seuchen. In Teilen Süddeutschlands überlebte nur ein Drittel der Bevölkerung {<text:a xlink:type="simple" xlink:href="../Quellen/Wikipedia/Dreissigjaehriger_Krieg" office:name=""><text:span text:style-name="Definition">Wikipedia</text:span></text:a>}</text:p>
          </table:table-cell>
        </table:table-row>
        <table:table-row>
          <table:table-cell table:style-name="TableRowCell" office:value-type="string">
            <text:p text:style-name="Table_20_Contents">1658</text:p>
          </table:table-cell>
          <table:table-cell table:style-name="TableRowCell" office:value-type="string">
            <text:p text:style-name="Table_20_Contents">Hans Georg Fleschutz verkauft Baind zu Dickenbühl {<text:a xlink:type="simple" xlink:href="../Quellen/Fuerststift_Kempten/Urkunde_5642/" office:name=""><text:span text:style-name="Definition">Urkunde 5642</text:span></text:a>}</text:p>
          </table:table-cell>
        </table:table-row>
        <table:table-row>
          <table:table-cell table:style-name="TableRowCell" office:value-type="string">
            <text:p text:style-name="Table_20_Contents">1666</text:p>
          </table:table-cell>
          <table:table-cell table:style-name="TableRowCell" office:value-type="string">
            <text:p text:style-name="Table_20_Contents">Baltasar Fleschutz, Bauschreiber im Stift Kempten</text:p>
          </table:table-cell>
        </table:table-row>
        <table:table-row>
          <table:table-cell table:style-name="TableRowCell" office:value-type="string">
            <text:p text:style-name="Table_20_Contents">1686</text:p>
          </table:table-cell>
          <table:table-cell table:style-name="TableRowCell" office:value-type="string">
            <text:p text:style-name="Table_20_Contents">Georg Fleschutz zu Haubensteig kauft Weiderecht im Stadtallmey {<text:a xlink:type="simple" xlink:href="../Quellen/Fuerststift_Kempten/Akte_1127/" office:name=""><text:span text:style-name="Definition">Akte 1127</text:span></text:a>}</text:p>
          </table:table-cell>
        </table:table-row>
        <table:table-row>
          <table:table-cell table:style-name="TableRowCell" office:value-type="string">
            <text:p text:style-name="Table_20_Contents">1791</text:p>
          </table:table-cell>
          <table:table-cell table:style-name="TableRowCell" office:value-type="string">
            <text:p text:style-name="Table_20_Contents"><text:a xlink:type="simple" xlink:href="../Quellen/Fuerststift_Kempten/1791_Karte.jpg" office:name=""><text:span text:style-name="Definition">Karte des Territoriums der Fürstabtei Kempten</text:span></text:a></text:p>
          </table:table-cell>
        </table:table-row>
      </table:table>
      <table:table table:name="Table2" table:style-name="Table2">
        <table:table-column table:style-name="Table2.A"/>
        <table:table-column table:style-name="Table2.B"/>
        <table:table-header-rows>
          <table:table-row>
            <table:table-cell table:style-name="TableHeaderRowCell" office:value-type="string">
              <text:p text:style-name="Table_20_Heading">Vorname(n)</text:p>
            </table:table-cell>
            <table:table-cell table:style-name="TableHeaderRowCell" office:value-type="string">
              <text:p text:style-name="Table_20_Heading">Ereignis</text:p>
            </table:table-cell>
          </table:table-row>
        </table:table-header-rows>
        <table:table-row>
          <table:table-cell table:style-name="TableRowCell" office:value-type="string">
            <text:p text:style-name="Table_20_Contents"><text:span text:style-name="T1">Baltasar</text:span></text:p>
          </table:table-cell>
          <table:table-cell table:style-name="TableRowCell" office:value-type="string">
            <text:p text:style-name="Table_20_Contents">†1646 ⚭Ursula Schneider {<text:a xlink:type="simple" xlink:href="https://data.matricula-online.eu/de/deutschland/augsburg/haldenwang-bei-kempten/1-S/?pg=1" office:name=""><text:span text:style-name="Definition">Sterberegister</text:span></text:a>} (vermutlich verwandt)</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text:span text:style-name="T1">Georg</text:span></text:p>
          </table:table-cell>
          <table:table-cell table:style-name="TableRowCell" office:value-type="string">
            <text:p text:style-name="Table_20_Contents">🔨Hauptmann und Wirt ⚭1649 Sabina Brenberg(+1652) ⚭1654 Maria Heslin in Börwang {<text:a xlink:type="simple" xlink:href="https://data.matricula-online.eu/de/deutschland/augsburg/haldenwang-bei-kempten/1-S/?pg=9" office:name=""><text:span text:style-name="Definition">Sterberegister Sabina</text:span></text:a>} {<text:a xlink:type="simple" xlink:href="https://data.matricula-online.eu/de/deutschland/augsburg/haldenwang-bei-kempten/1-H/?pg=11" office:name=""><text:span text:style-name="Definition">Hochzeitsregister mit Maria</text:span></text:a>} (vermutlich verwandt)</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Georg &amp; Sabina &amp; Maria's Kinder:</text:span> (in Börwang bei Haldenwang)</text:p>
          </table:table-cell>
        </table:table-row>
        <table:table-row>
          <table:table-cell table:style-name="TableRowCell" office:value-type="string">
            <text:p text:style-name="Table_20_Contents"><text:span text:style-name="T1">Johann Georg</text:span></text:p>
          </table:table-cell>
          <table:table-cell table:style-name="TableRowCell" office:value-type="string">
            <text:p text:style-name="Table_20_Contents">⚭1663 Maria Briechler in B. {<text:a xlink:type="simple" xlink:href="https://data.matricula-online.eu/de/deutschland/augsburg/haldenwang-bei-kempten/1-H/?pg=19" office:name=""><text:span text:style-name="Definition">Hochzeitsregister</text:span></text:a>}</text:p>
          </table:table-cell>
        </table:table-row>
        <table:table-row>
          <table:table-cell table:style-name="TableRowCell" office:value-type="string">
            <text:p text:style-name="Table_20_Contents">Maria</text:p>
          </table:table-cell>
          <table:table-cell table:style-name="TableRowCell" office:value-type="string">
            <text:p text:style-name="Table_20_Contents">*1649 in B. {<text:a xlink:type="simple" xlink:href="https://data.matricula-online.eu/de/deutschland/augsburg/haldenwang-bei-kempten/1-T-1/?pg=10" office:name=""><text:span text:style-name="Definition">Taufregister</text:span></text:a>} (vermutlich verwandt)</text:p>
          </table:table-cell>
        </table:table-row>
        <table:table-row>
          <table:table-cell table:style-name="TableRowCell" office:value-type="string">
            <text:p text:style-name="Table_20_Contents">Catharina</text:p>
          </table:table-cell>
          <table:table-cell table:style-name="TableRowCell" office:value-type="string">
            <text:p text:style-name="Table_20_Contents">*1651 in B. +1654 {<text:a xlink:type="simple" xlink:href="https://data.matricula-online.eu/de/deutschland/augsburg/haldenwang-bei-kempten/1-T-1/?pg=25" office:name=""><text:span text:style-name="Definition">Taufregister</text:span></text:a>} (vermutlich verwandt)</text:p>
          </table:table-cell>
        </table:table-row>
        <table:table-row>
          <table:table-cell table:style-name="TableRowCell" office:value-type="string">
            <text:p text:style-name="Table_20_Contents">Ursula</text:p>
          </table:table-cell>
          <table:table-cell table:style-name="TableRowCell" office:value-type="string">
            <text:p text:style-name="Table_20_Contents">*1655 in B. {<text:a xlink:type="simple" xlink:href="https://data.matricula-online.eu/de/deutschland/augsburg/haldenwang-bei-kempten/1-T-1/?pg=41" office:name=""><text:span text:style-name="Definition">Taufregister</text:span></text:a>} (vermutlich verwandt)</text:p>
          </table:table-cell>
        </table:table-row>
        <table:table-row>
          <table:table-cell table:style-name="TableRowCell" office:value-type="string">
            <text:p text:style-name="Table_20_Contents">Elisabeth</text:p>
          </table:table-cell>
          <table:table-cell table:style-name="TableRowCell" office:value-type="string">
            <text:p text:style-name="Table_20_Contents">*1656 in B. {<text:a xlink:type="simple" xlink:href="https://data.matricula-online.eu/de/deutschland/augsburg/haldenwang-bei-kempten/1-T-1/?pg=45" office:name=""><text:span text:style-name="Definition">Taufregister</text:span></text:a>} (vermutlich verwandt)</text:p>
          </table:table-cell>
        </table:table-row>
        <table:table-row>
          <table:table-cell table:style-name="TableRowCell" office:value-type="string">
            <text:p text:style-name="Table_20_Contents">Regina</text:p>
          </table:table-cell>
          <table:table-cell table:style-name="TableRowCell" office:value-type="string">
            <text:p text:style-name="Table_20_Contents">*1657 in B. {<text:a xlink:type="simple" xlink:href="https://data.matricula-online.eu/de/deutschland/augsburg/haldenwang-bei-kempten/1-T-1/?pg=51" office:name=""><text:span text:style-name="Definition">Taufregister</text:span></text:a>} (vermutlich verwandt)</text:p>
          </table:table-cell>
        </table:table-row>
        <table:table-row>
          <table:table-cell table:style-name="TableRowCell" office:value-type="string">
            <text:p text:style-name="Table_20_Contents">Sabina</text:p>
          </table:table-cell>
          <table:table-cell table:style-name="TableRowCell" office:value-type="string">
            <text:p text:style-name="Table_20_Contents">*1659 in B. {<text:a xlink:type="simple" xlink:href="https://data.matricula-online.eu/de/deutschland/augsburg/haldenwang-bei-kempten/1-T-1/?pg=57" office:name=""><text:span text:style-name="Definition">Taufregister</text:span></text:a>} (vermutlich verwandt)</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Johann Georg &amp; Maria's Kinder:</text:span> (in Börwang bei Haldenwang)</text:p>
          </table:table-cell>
        </table:table-row>
        <table:table-row>
          <table:table-cell table:style-name="TableRowCell" office:value-type="string">
            <text:p text:style-name="Table_20_Contents">Sabina</text:p>
          </table:table-cell>
          <table:table-cell table:style-name="TableRowCell" office:value-type="string">
            <text:p text:style-name="Table_20_Contents">*1664 in B. {<text:a xlink:type="simple" xlink:href="https://data.matricula-online.eu/de/deutschland/augsburg/haldenwang-bei-kempten/1-T-1/?pg=72" office:name=""><text:span text:style-name="Definition">Taufregister</text:span></text:a>}</text:p>
          </table:table-cell>
        </table:table-row>
        <table:table-row>
          <table:table-cell table:style-name="TableRowCell" office:value-type="string">
            <text:p text:style-name="Table_20_Contents">Roman</text:p>
          </table:table-cell>
          <table:table-cell table:style-name="TableRowCell" office:value-type="string">
            <text:p text:style-name="Table_20_Contents">*1665 in B. {<text:a xlink:type="simple" xlink:href="https://data.matricula-online.eu/de/deutschland/augsburg/haldenwang-bei-kempten/1-T-1/?pg=75" office:name=""><text:span text:style-name="Definition">Taufregister</text:span></text:a>}</text:p>
          </table:table-cell>
        </table:table-row>
        <table:table-row>
          <table:table-cell table:style-name="TableRowCell" office:value-type="string">
            <text:p text:style-name="Table_20_Contents">Rosina</text:p>
          </table:table-cell>
          <table:table-cell table:style-name="TableRowCell" office:value-type="string">
            <text:p text:style-name="Table_20_Contents">*1666 in B. {<text:a xlink:type="simple" xlink:href="https://data.matricula-online.eu/de/deutschland/augsburg/haldenwang-bei-kempten/1-T-1/?pg=78" office:name=""><text:span text:style-name="Definition">Taufregister</text:span></text:a>}</text:p>
          </table:table-cell>
        </table:table-row>
        <table:table-row>
          <table:table-cell table:style-name="TableRowCell" office:value-type="string">
            <text:p text:style-name="Table_20_Contents">Ferdinand</text:p>
          </table:table-cell>
          <table:table-cell table:style-name="TableRowCell" office:value-type="string">
            <text:p text:style-name="Table_20_Contents">*1667 in B. {<text:a xlink:type="simple" xlink:href="https://data.matricula-online.eu/de/deutschland/augsburg/haldenwang-bei-kempten/1-T-1/?pg=80" office:name=""><text:span text:style-name="Definition">Taufregister</text:span></text:a>}</text:p>
          </table:table-cell>
        </table:table-row>
        <table:table-row>
          <table:table-cell table:style-name="TableRowCell" office:value-type="string">
            <text:p text:style-name="Table_20_Contents">Anna</text:p>
          </table:table-cell>
          <table:table-cell table:style-name="TableRowCell" office:value-type="string">
            <text:p text:style-name="Table_20_Contents">*1669 in B. {<text:a xlink:type="simple" xlink:href="https://data.matricula-online.eu/de/deutschland/augsburg/haldenwang-bei-kempten/1-T-2/?pg=4" office:name=""><text:span text:style-name="Definition">Taufregister</text:span></text:a>}</text:p>
          </table:table-cell>
        </table:table-row>
        <table:table-row>
          <table:table-cell table:style-name="TableRowCell" office:value-type="string">
            <text:p text:style-name="Table_20_Contents">Barbara</text:p>
          </table:table-cell>
          <table:table-cell table:style-name="TableRowCell" office:value-type="string">
            <text:p text:style-name="Table_20_Contents">*1670 in B. {<text:a xlink:type="simple" xlink:href="https://data.matricula-online.eu/de/deutschland/augsburg/haldenwang-bei-kempten/1-T-2/?pg=7" office:name=""><text:span text:style-name="Definition">Taufregister</text:span></text:a>}</text:p>
          </table:table-cell>
        </table:table-row>
        <table:table-row>
          <table:table-cell table:style-name="TableRowCell" office:value-type="string">
            <text:p text:style-name="Table_20_Contents">Franz</text:p>
          </table:table-cell>
          <table:table-cell table:style-name="TableRowCell" office:value-type="string">
            <text:p text:style-name="Table_20_Contents">*1671 in B. {<text:a xlink:type="simple" xlink:href="https://data.matricula-online.eu/de/deutschland/augsburg/haldenwang-bei-kempten/2-T/?pg=4" office:name=""><text:span text:style-name="Definition">Taufregister</text:span></text:a>}</text:p>
          </table:table-cell>
        </table:table-row>
        <table:table-row>
          <table:table-cell table:style-name="TableRowCell" office:value-type="string">
            <text:p text:style-name="Table_20_Contents">Maria</text:p>
          </table:table-cell>
          <table:table-cell table:style-name="TableRowCell" office:value-type="string">
            <text:p text:style-name="Table_20_Contents">*1673 in B. {<text:a xlink:type="simple" xlink:href="https://data.matricula-online.eu/de/deutschland/augsburg/haldenwang-bei-kempten/2-T/?pg=7" office:name=""><text:span text:style-name="Definition">Taufregister</text:span></text:a>}</text:p>
          </table:table-cell>
        </table:table-row>
        <table:table-row>
          <table:table-cell table:style-name="TableRowCell" office:value-type="string">
            <text:p text:style-name="Table_20_Contents">Maria</text:p>
          </table:table-cell>
          <table:table-cell table:style-name="TableRowCell" office:value-type="string">
            <text:p text:style-name="Table_20_Contents">*1675 in B. {<text:a xlink:type="simple" xlink:href="https://data.matricula-online.eu/de/deutschland/augsburg/haldenwang-bei-kempten/2-T/?pg=9" office:name=""><text:span text:style-name="Definition">Taufregister</text:span></text:a>}</text:p>
          </table:table-cell>
        </table:table-row>
        <table:table-row>
          <table:table-cell table:style-name="TableRowCell" office:value-type="string">
            <text:p text:style-name="Table_20_Contents">Franz</text:p>
          </table:table-cell>
          <table:table-cell table:style-name="TableRowCell" office:value-type="string">
            <text:p text:style-name="Table_20_Contents">*1677 in B. {<text:a xlink:type="simple" xlink:href="https://data.matricula-online.eu/de/deutschland/augsburg/haldenwang-bei-kempten/2-T/?pg=12" office:name=""><text:span text:style-name="Definition">Taufregister</text:span></text:a>}</text:p>
          </table:table-cell>
        </table:table-row>
        <table:table-row>
          <table:table-cell table:style-name="TableRowCell" office:value-type="string">
            <text:p text:style-name="Table_20_Contents">Anna</text:p>
          </table:table-cell>
          <table:table-cell table:style-name="TableRowCell" office:value-type="string">
            <text:p text:style-name="Table_20_Contents">*1679 in B. {<text:a xlink:type="simple" xlink:href="https://data.matricula-online.eu/de/deutschland/augsburg/haldenwang-bei-kempten/2-T/?pg=15" office:name=""><text:span text:style-name="Definition">Taufregister</text:span></text:a>}</text:p>
          </table:table-cell>
        </table:table-row>
        <table:table-row>
          <table:table-cell table:style-name="TableRowCell" office:value-type="string">
            <text:p text:style-name="Table_20_Contents"><text:span text:style-name="T1">Mang</text:span></text:p>
          </table:table-cell>
          <table:table-cell table:style-name="TableRowCell" office:value-type="string">
            <text:p text:style-name="Table_20_Contents">*1680 in B., ⚭1717 Anna Maria Geiger in B. {<text:a xlink:type="simple" xlink:href="https://data.matricula-online.eu/de/deutschland/augsburg/haldenwang-bei-kempten/2-T/?pg=12" office:name=""><text:span text:style-name="Definition">Hochzeitsregister</text:span></text:a>}</text:p>
          </table:table-cell>
        </table:table-row>
        <table:table-row>
          <table:table-cell table:style-name="TableRowCell" office:value-type="string">
            <text:p text:style-name="Table_20_Contents">Josef</text:p>
          </table:table-cell>
          <table:table-cell table:style-name="TableRowCell" office:value-type="string">
            <text:p text:style-name="Table_20_Contents">*1681 in B. {<text:a xlink:type="simple" xlink:href="https://data.matricula-online.eu/de/deutschland/augsburg/haldenwang-bei-kempten/2-T/?pg=19" office:name=""><text:span text:style-name="Definition">Taufregister</text:span></text:a>}</text:p>
          </table:table-cell>
        </table:table-row>
        <table:table-row>
          <table:table-cell table:style-name="TableRowCell" office:value-type="string">
            <text:p text:style-name="Table_20_Contents">Georg</text:p>
          </table:table-cell>
          <table:table-cell table:style-name="TableRowCell" office:value-type="string">
            <text:p text:style-name="Table_20_Contents">*1683 in B. {<text:a xlink:type="simple" xlink:href="https://data.matricula-online.eu/de/deutschland/augsburg/haldenwang-bei-kempten/2-T/?pg=22" office:name=""><text:span text:style-name="Definition">Taufregister</text:span></text:a>}</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Mang &amp; Anna Maria's Kinder:</text:span> (in Börwang bei Haldenwang)</text:p>
          </table:table-cell>
        </table:table-row>
        <table:table-row>
          <table:table-cell table:style-name="TableRowCell" office:value-type="string">
            <text:p text:style-name="Table_20_Contents">Anna</text:p>
          </table:table-cell>
          <table:table-cell table:style-name="TableRowCell" office:value-type="string">
            <text:p text:style-name="Table_20_Contents">*1718 in B. {<text:a xlink:type="simple" xlink:href="https://data.matricula-online.eu/de/deutschland/augsburg/haldenwang-bei-kempten/3-T/?pg=34" office:name=""><text:span text:style-name="Definition">Taufregister</text:span></text:a>}</text:p>
          </table:table-cell>
        </table:table-row>
        <table:table-row>
          <table:table-cell table:style-name="TableRowCell" office:value-type="string">
            <text:p text:style-name="Table_20_Contents">Anna Maria</text:p>
          </table:table-cell>
          <table:table-cell table:style-name="TableRowCell" office:value-type="string">
            <text:p text:style-name="Table_20_Contents">*1719 in B. {<text:a xlink:type="simple" xlink:href="https://data.matricula-online.eu/de/deutschland/augsburg/haldenwang-bei-kempten/3-T/?pg=36" office:name=""><text:span text:style-name="Definition">Taufregister</text:span></text:a>}</text:p>
          </table:table-cell>
        </table:table-row>
        <table:table-row>
          <table:table-cell table:style-name="TableRowCell" office:value-type="string">
            <text:p text:style-name="Table_20_Contents">Ferdinand</text:p>
          </table:table-cell>
          <table:table-cell table:style-name="TableRowCell" office:value-type="string">
            <text:p text:style-name="Table_20_Contents">*1721 in B. {<text:a xlink:type="simple" xlink:href="https://data.matricula-online.eu/de/deutschland/augsburg/haldenwang-bei-kempten/3-T/?pg=42" office:name=""><text:span text:style-name="Definition">Taufregister</text:span></text:a>}</text:p>
          </table:table-cell>
        </table:table-row>
        <table:table-row>
          <table:table-cell table:style-name="TableRowCell" office:value-type="string">
            <text:p text:style-name="Table_20_Contents">Johannes?</text:p>
          </table:table-cell>
          <table:table-cell table:style-name="TableRowCell" office:value-type="string">
            <text:p text:style-name="Table_20_Contents">*1723 in B. {<text:a xlink:type="simple" xlink:href="https://data.matricula-online.eu/de/deutschland/augsburg/haldenwang-bei-kempten/3-T/?pg=45" office:name=""><text:span text:style-name="Definition">Taufregister</text:span></text:a>}</text:p>
          </table:table-cell>
        </table:table-row>
        <table:table-row>
          <table:table-cell table:style-name="TableRowCell" office:value-type="string">
            <text:p text:style-name="Table_20_Contents"><text:span text:style-name="T1">Josef</text:span></text:p>
          </table:table-cell>
          <table:table-cell table:style-name="TableRowCell" office:value-type="string">
            <text:p text:style-name="Table_20_Contents">*1725 in B. 🔨Bauer +06.04.1773 an böses Fieber in Waizenried bei Untrasried ⚭11.08.1757 Anastasia Trunzer in Untrasried {<text:a xlink:type="simple" xlink:href="https://data.matricula-online.eu/de/deutschland/augsburg/haldenwang-bei-kempten/3-T/?pg=50" office:name=""><text:span text:style-name="Definition">Taufregister</text:span></text:a>}</text:p>
          </table:table-cell>
        </table:table-row>
        <table:table-row>
          <table:table-cell table:style-name="TableRowCell" office:value-type="string">
            <text:p text:style-name="Table_20_Contents">Dominik</text:p>
          </table:table-cell>
          <table:table-cell table:style-name="TableRowCell" office:value-type="string">
            <text:p text:style-name="Table_20_Contents">*1726 in B. {<text:a xlink:type="simple" xlink:href="https://data.matricula-online.eu/de/deutschland/augsburg/haldenwang-bei-kempten/3-T/?pg=54" office:name=""><text:span text:style-name="Definition">Taufregister</text:span></text:a>}</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Josef &amp; Anastasia's Kinder:</text:span> (auf Hof in Waizenried 79 bei Untrasried, jetzt Schindele-Hof) {<text:a xlink:type="simple" xlink:href="https://data.matricula-online.eu/de/deutschland/augsburg/untrasried/16-FB/?pg=99" office:name=""><text:span text:style-name="Definition">Familienbuch</text:span></text:a>}</text:p>
          </table:table-cell>
        </table:table-row>
        <table:table-row>
          <table:table-cell table:style-name="TableRowCell" office:value-type="string">
            <text:p text:style-name="Table_20_Contents">Anna Barbara</text:p>
          </table:table-cell>
          <table:table-cell table:style-name="TableRowCell" office:value-type="string">
            <text:p text:style-name="Table_20_Contents">*23.03.1758 in W. ⚭23.05.1793 mit Prack</text:p>
          </table:table-cell>
        </table:table-row>
        <table:table-row>
          <table:table-cell table:style-name="TableRowCell" office:value-type="string">
            <text:p text:style-name="Table_20_Contents">Jakob</text:p>
          </table:table-cell>
          <table:table-cell table:style-name="TableRowCell" office:value-type="string">
            <text:p text:style-name="Table_20_Contents">*23.07.1760 in W., †01.08.1760 mit nur 9 Tagen</text:p>
          </table:table-cell>
        </table:table-row>
        <table:table-row>
          <table:table-cell table:style-name="TableRowCell" office:value-type="string">
            <text:p text:style-name="Table_20_Contents"><text:span text:style-name="T1">Leonhard</text:span></text:p>
          </table:table-cell>
          <table:table-cell table:style-name="TableRowCell" office:value-type="string">
            <text:p text:style-name="Table_20_Contents">*04.11.1761 in W. 🔨Bauer †09.03.1814 ⚭11.7.1785 Maria Adelheid Waldmann</text:p>
          </table:table-cell>
        </table:table-row>
        <table:table-row>
          <table:table-cell table:style-name="TableRowCell" office:value-type="string">
            <text:p text:style-name="Table_20_Contents">Dominik</text:p>
          </table:table-cell>
          <table:table-cell table:style-name="TableRowCell" office:value-type="string">
            <text:p text:style-name="Table_20_Contents">*08.10.1762 in W. +1762</text:p>
          </table:table-cell>
        </table:table-row>
        <table:table-row>
          <table:table-cell table:style-name="TableRowCell" office:value-type="string">
            <text:p text:style-name="Table_20_Contents">Maria Anna</text:p>
          </table:table-cell>
          <table:table-cell table:style-name="TableRowCell" office:value-type="string">
            <text:p text:style-name="Table_20_Contents">*18.07.1764 in W. ⚭04.02.1788 mit Stehele … nach Mittelberg</text:p>
          </table:table-cell>
        </table:table-row>
        <table:table-row>
          <table:table-cell table:style-name="TableRowCell" office:value-type="string">
            <text:p text:style-name="Table_20_Contents">Sabina</text:p>
          </table:table-cell>
          <table:table-cell table:style-name="TableRowCell" office:value-type="string">
            <text:p text:style-name="Table_20_Contents">*26.10.1765 in W. †04.01.1766 mit nur 2 Monaten</text:p>
          </table:table-cell>
        </table:table-row>
        <table:table-row>
          <table:table-cell table:style-name="TableRowCell" office:value-type="string">
            <text:p text:style-name="Table_20_Contents">Jakob</text:p>
          </table:table-cell>
          <table:table-cell table:style-name="TableRowCell" office:value-type="string">
            <text:p text:style-name="Table_20_Contents">*06.07.1768 in W.</text:p>
          </table:table-cell>
        </table:table-row>
        <table:table-row>
          <table:table-cell table:style-name="TableRowCell" office:value-type="string">
            <text:p text:style-name="Table_20_Contents">Afra</text:p>
          </table:table-cell>
          <table:table-cell table:style-name="TableRowCell" office:value-type="string">
            <text:p text:style-name="Table_20_Contents">*06.08.1769 in W. †10.09.1769 mit nur 1 Monat</text:p>
          </table:table-cell>
        </table:table-row>
        <table:table-row>
          <table:table-cell table:style-name="TableRowCell" office:value-type="string">
            <text:p text:style-name="Table_20_Contents">Theodor</text:p>
          </table:table-cell>
          <table:table-cell table:style-name="TableRowCell" office:value-type="string">
            <text:p text:style-name="Table_20_Contents">*08.11.1770</text:p>
          </table:table-cell>
        </table:table-row>
        <table:table-row>
          <table:table-cell table:style-name="TableRowCell" office:value-type="string">
            <text:p text:style-name="Table_20_Contents">Anna Maria</text:p>
          </table:table-cell>
          <table:table-cell table:style-name="TableRowCell" office:value-type="string">
            <text:p text:style-name="Table_20_Contents">*31.12.1772 in W. †18.08.1773 mit nur 7 Monaten</text:p>
          </table:table-cell>
        </table:table-row>
        <table:table-row>
          <table:table-cell table:style-name="TableRowCell" office:value-type="string">
            <text:p text:style-name="Table_20_Contents">-</text:p>
          </table:table-cell>
          <table:table-cell table:style-name="TableRowCell" office:value-type="string">
            <text:p text:style-name="Table_20_Contents">'+23.10.1773 (notgetauft)</text:p>
          </table:table-cell>
        </table:table-row>
        <table:table-row>
          <table:table-cell table:style-name="TableRowCell" office:value-type="string">
            <text:p text:style-name="Table_20_Contents">Josef</text:p>
          </table:table-cell>
          <table:table-cell table:style-name="TableRowCell" office:value-type="string">
            <text:p text:style-name="Table_20_Contents">*16.02.1775 in W. +09.03.1775 mit nur 21 Tagen</text:p>
          </table:table-cell>
        </table:table-row>
        <table:table-row>
          <table:table-cell table:style-name="TableRowCell" office:value-type="string">
            <text:p text:style-name="Table_20_Contents">Franz Josef</text:p>
          </table:table-cell>
          <table:table-cell table:style-name="TableRowCell" office:value-type="string">
            <text:p text:style-name="Table_20_Contents">*14.02.1776</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Leonhard &amp; Maria's Kinder:</text:span> (auf Hof in Waizenried 79 bei Untrasried, jetzt Schindele-Hof) {<text:a xlink:type="simple" xlink:href="https://data.matricula-online.eu/de/deutschland/augsburg/untrasried/16-FB/?pg=99" office:name=""><text:span text:style-name="Definition">Familienbuch</text:span></text:a>}</text:p>
          </table:table-cell>
        </table:table-row>
        <table:table-row>
          <table:table-cell table:style-name="TableRowCell" office:value-type="string">
            <text:p text:style-name="Table_20_Contents">Johann Georg</text:p>
          </table:table-cell>
          <table:table-cell table:style-name="TableRowCell" office:value-type="string">
            <text:p text:style-name="Table_20_Contents">*07.07.1786 in W., †13.07.1786</text:p>
          </table:table-cell>
        </table:table-row>
        <table:table-row>
          <table:table-cell table:style-name="TableRowCell" office:value-type="string">
            <text:p text:style-name="Table_20_Contents">Anna Maria</text:p>
          </table:table-cell>
          <table:table-cell table:style-name="TableRowCell" office:value-type="string">
            <text:p text:style-name="Table_20_Contents">*29.08.1787 in W. †04.09.1787 mit nur 6 Tagen</text:p>
          </table:table-cell>
        </table:table-row>
        <table:table-row>
          <table:table-cell table:style-name="TableRowCell" office:value-type="string">
            <text:p text:style-name="Table_20_Contents">-</text:p>
          </table:table-cell>
          <table:table-cell table:style-name="TableRowCell" office:value-type="string">
            <text:p text:style-name="Table_20_Contents">+24.09.1788 (notgetauft)</text:p>
          </table:table-cell>
        </table:table-row>
        <table:table-row>
          <table:table-cell table:style-name="TableRowCell" office:value-type="string">
            <text:p text:style-name="Table_20_Contents">Genovefa</text:p>
          </table:table-cell>
          <table:table-cell table:style-name="TableRowCell" office:value-type="string">
            <text:p text:style-name="Table_20_Contents">*03.01.1790 in W. †09.01.1790 mit nur 6 Tagen</text:p>
          </table:table-cell>
        </table:table-row>
        <table:table-row>
          <table:table-cell table:style-name="TableRowCell" office:value-type="string">
            <text:p text:style-name="Table_20_Contents"><text:span text:style-name="T1">Johann Georg</text:span></text:p>
          </table:table-cell>
          <table:table-cell table:style-name="TableRowCell" office:value-type="string">
            <text:p text:style-name="Table_20_Contents">*20.04.1791 in W. 🔨Bauer †06.06.1865 ⚭ Maurus ... ⚭ Kreszentia Reichart</text:p>
          </table:table-cell>
        </table:table-row>
        <table:table-row>
          <table:table-cell table:style-name="TableRowCell" office:value-type="string">
            <text:p text:style-name="Table_20_Contents">M. Afra</text:p>
          </table:table-cell>
          <table:table-cell table:style-name="TableRowCell" office:value-type="string">
            <text:p text:style-name="Table_20_Contents">*05.08.1794 in W.</text:p>
          </table:table-cell>
        </table:table-row>
        <table:table-row>
          <table:table-cell table:style-name="TableRowCell" office:value-type="string">
            <text:p text:style-name="Table_20_Contents">Ulrich</text:p>
          </table:table-cell>
          <table:table-cell table:style-name="TableRowCell" office:value-type="string">
            <text:p text:style-name="Table_20_Contents">*04.07.1796 in W. †17.09.1861 in Burg ⚭Creszentia Hartmann, *25.12.1791</text:p>
          </table:table-cell>
        </table:table-row>
        <table:table-row>
          <table:table-cell table:style-name="TableRowCell" office:value-type="string">
            <text:p text:style-name="Table_20_Contents">Franziska</text:p>
          </table:table-cell>
          <table:table-cell table:style-name="TableRowCell" office:value-type="string">
            <text:p text:style-name="Table_20_Contents">*03.10.1797 in W.</text:p>
          </table:table-cell>
        </table:table-row>
        <table:table-row>
          <table:table-cell table:style-name="TableRowCell" office:value-type="string">
            <text:p text:style-name="Table_20_Contents">Johann Baptist</text:p>
          </table:table-cell>
          <table:table-cell table:style-name="TableRowCell" office:value-type="string">
            <text:p text:style-name="Table_20_Contents">*23.06.1799 in W. †13.02.1875 in Engetried ⚭ Maria Kreszenz Epp *10.09.1798 †06.12.1862</text:p>
          </table:table-cell>
        </table:table-row>
        <table:table-row>
          <table:table-cell table:style-name="TableRowCell" office:value-type="string">
            <text:p text:style-name="Table_20_Contents">Maria Anna</text:p>
          </table:table-cell>
          <table:table-cell table:style-name="TableRowCell" office:value-type="string">
            <text:p text:style-name="Table_20_Contents">*16.07.1805 in W. †1.7.1810 mit nur 5 Jahre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Johann Georg &amp; Maurus &amp; Kreszentia's Kinder:</text:span> (auf Hof in Waizenried 79 bei Untrasried, jetzt Schindele-Hof) {<text:a xlink:type="simple" xlink:href="https://data.matricula-online.eu/de/deutschland/augsburg/untrasried/16-FB/?pg=99" office:name=""><text:span text:style-name="Definition">Familienbuch</text:span></text:a>}</text:p>
          </table:table-cell>
        </table:table-row>
        <table:table-row>
          <table:table-cell table:style-name="TableRowCell" office:value-type="string">
            <text:p text:style-name="Table_20_Contents">Franz Xaver</text:p>
          </table:table-cell>
          <table:table-cell table:style-name="TableRowCell" office:value-type="string">
            <text:p text:style-name="Table_20_Contents">*03.02.1818 in W. †06.02.1818 mit nur 3 Tagen</text:p>
          </table:table-cell>
        </table:table-row>
        <table:table-row>
          <table:table-cell table:style-name="TableRowCell" office:value-type="string">
            <text:p text:style-name="Table_20_Contents">Maria Anna</text:p>
          </table:table-cell>
          <table:table-cell table:style-name="TableRowCell" office:value-type="string">
            <text:p text:style-name="Table_20_Contents">*12.10.1819 in W. †14.07.1867 in Kraftisried?</text:p>
          </table:table-cell>
        </table:table-row>
        <table:table-row>
          <table:table-cell table:style-name="TableRowCell" office:value-type="string">
            <text:p text:style-name="Table_20_Contents">Karolina</text:p>
          </table:table-cell>
          <table:table-cell table:style-name="TableRowCell" office:value-type="string">
            <text:p text:style-name="Table_20_Contents">*16.03.1821 in W.</text:p>
          </table:table-cell>
        </table:table-row>
        <table:table-row>
          <table:table-cell table:style-name="TableRowCell" office:value-type="string">
            <text:p text:style-name="Table_20_Contents">Franz Xaver</text:p>
          </table:table-cell>
          <table:table-cell table:style-name="TableRowCell" office:value-type="string">
            <text:p text:style-name="Table_20_Contents">*13.05.1822 in W. †19.05.1822 mit nur 6 Tagen</text:p>
          </table:table-cell>
        </table:table-row>
        <table:table-row>
          <table:table-cell table:style-name="TableRowCell" office:value-type="string">
            <text:p text:style-name="Table_20_Contents">Johann Georg</text:p>
          </table:table-cell>
          <table:table-cell table:style-name="TableRowCell" office:value-type="string">
            <text:p text:style-name="Table_20_Contents">*14.08.1823 in W. †24.04.1830</text:p>
          </table:table-cell>
        </table:table-row>
        <table:table-row>
          <table:table-cell table:style-name="TableRowCell" office:value-type="string">
            <text:p text:style-name="Table_20_Contents">Johann ?</text:p>
          </table:table-cell>
          <table:table-cell table:style-name="TableRowCell" office:value-type="string">
            <text:p text:style-name="Table_20_Contents">*02.08.1824 in W. †28.08.1824 mit nur 1 Monat</text:p>
          </table:table-cell>
        </table:table-row>
        <table:table-row>
          <table:table-cell table:style-name="TableRowCell" office:value-type="string">
            <text:p text:style-name="Table_20_Contents">Ignaz</text:p>
          </table:table-cell>
          <table:table-cell table:style-name="TableRowCell" office:value-type="string">
            <text:p text:style-name="Table_20_Contents">*31.07.1825 in W. †17.09.1825 mit nur 46 Tagen</text:p>
          </table:table-cell>
        </table:table-row>
        <table:table-row>
          <table:table-cell table:style-name="TableRowCell" office:value-type="string">
            <text:p text:style-name="Table_20_Contents">M. Josefa</text:p>
          </table:table-cell>
          <table:table-cell table:style-name="TableRowCell" office:value-type="string">
            <text:p text:style-name="Table_20_Contents">*31.10.1826 in W.</text:p>
          </table:table-cell>
        </table:table-row>
        <table:table-row>
          <table:table-cell table:style-name="TableRowCell" office:value-type="string">
            <text:p text:style-name="Table_20_Contents">Johannes Chrysostomus</text:p>
          </table:table-cell>
          <table:table-cell table:style-name="TableRowCell" office:value-type="string">
            <text:p text:style-name="Table_20_Contents">*09.02.1828 in W. †1907 in Obg. ⚭24.11.1862 Maria Antonia Schindele (zog als Privatier nach Obg.)</text:p>
          </table:table-cell>
        </table:table-row>
        <table:table-row>
          <table:table-cell table:style-name="TableRowCell" office:value-type="string">
            <text:p text:style-name="Table_20_Contents">Johann L.</text:p>
          </table:table-cell>
          <table:table-cell table:style-name="TableRowCell" office:value-type="string">
            <text:p text:style-name="Table_20_Contents">*24.06.1829 in W. †02.03.1830</text:p>
          </table:table-cell>
        </table:table-row>
        <table:table-row>
          <table:table-cell table:style-name="TableRowCell" office:value-type="string">
            <text:p text:style-name="Table_20_Contents"><text:span text:style-name="T1">Theresia</text:span></text:p>
          </table:table-cell>
          <table:table-cell table:style-name="TableRowCell" office:value-type="string">
            <text:p text:style-name="Table_20_Contents">*01.06.1831 in W. 🔨Privatiere †25.11.1901 in Ostenried 71 bei Untrasried {<text:a xlink:type="simple" xlink:href="../Quellen/Sterbebilder/1831_Theresia" office:name=""><text:span text:style-name="Definition">Sterbebild</text:span></text:a>}</text:p>
          </table:table-cell>
        </table:table-row>
        <table:table-row>
          <table:table-cell table:style-name="TableRowCell" office:value-type="string">
            <text:p text:style-name="Table_20_Contents">Theodor</text:p>
          </table:table-cell>
          <table:table-cell table:style-name="TableRowCell" office:value-type="string">
            <text:p text:style-name="Table_20_Contents">*20.10.1832 in W. †1915 in Albrechts</text:p>
          </table:table-cell>
        </table:table-row>
        <table:table-row>
          <table:table-cell table:style-name="TableRowCell" office:value-type="string">
            <text:p text:style-name="Table_20_Contents">Alois</text:p>
          </table:table-cell>
          <table:table-cell table:style-name="TableRowCell" office:value-type="string">
            <text:p text:style-name="Table_20_Contents">*24.03.1834</text:p>
          </table:table-cell>
        </table:table-row>
        <table:table-row>
          <table:table-cell table:style-name="TableRowCell" office:value-type="string">
            <text:p text:style-name="Table_20_Contents">Johann Georg</text:p>
          </table:table-cell>
          <table:table-cell table:style-name="TableRowCell" office:value-type="string">
            <text:p text:style-name="Table_20_Contents">*19.11.1835 in W. †03.04.1880 in Ostenried 71</text:p>
          </table:table-cell>
        </table:table-row>
        <table:table-row>
          <table:table-cell table:style-name="TableRowCell" office:value-type="string">
            <text:p text:style-name="Table_20_Contents">Johann Heinrich</text:p>
          </table:table-cell>
          <table:table-cell table:style-name="TableRowCell" office:value-type="string">
            <text:p text:style-name="Table_20_Contents">*27.04.1837 in W. ⚭21.2.1881 in Altdorf mit Maria Anna T. (2 Monate Hof, Trübsinn)</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Theresia &amp; Xaver Prinz's Kind</text:span>: {<text:a xlink:type="simple" xlink:href="https://data.matricula-online.eu/de/deutschland/augsburg/untrasried/16-FB/?pg=99" office:name=""><text:span text:style-name="Definition">Familienbuch</text:span></text:a>}</text:p>
          </table:table-cell>
        </table:table-row>
        <table:table-row>
          <table:table-cell table:style-name="TableRowCell" office:value-type="string">
            <text:p text:style-name="Table_20_Contents"><text:span text:style-name="T1">Johann Georg</text:span></text:p>
          </table:table-cell>
          <table:table-cell table:style-name="TableRowCell" office:value-type="string">
            <text:p text:style-name="Table_20_Contents">*09.05.1868 in Ostenried 71 bei Untrasried ⚒Bauer †05.01.1933 {<text:a xlink:type="simple" xlink:href="../Quellen/Sterbebilder/1868_Georg.jpg" office:name=""><text:span text:style-name="Definition">Sterbebild</text:span></text:a>} ⚭ Apollonia Mayr *09.02.1870 +08.12.1957 {<text:a xlink:type="simple" xlink:href="../Quellen/Sterbebilder/1870_Apollonia.jpg" office:name=""><text:span text:style-name="Definition">Sterbebild</text:span></text:a>}</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Johann Georg &amp; Apollonia's Kinder:</text:span></text:p>
          </table:table-cell>
        </table:table-row>
        <table:table-row>
          <table:table-cell table:style-name="TableRowCell" office:value-type="string">
            <text:p text:style-name="Table_20_Contents"><text:span text:style-name="T1">Johann</text:span></text:p>
          </table:table-cell>
          <table:table-cell table:style-name="TableRowCell" office:value-type="string">
            <text:p text:style-name="Table_20_Contents">*30.12.1895 in Ostenried ⚒Bauer †29.05.1955 in Albrechts {<text:a xlink:type="simple" xlink:href="../Quellen/Sterbebilder/1895_Johann" office:name=""><text:span text:style-name="Definition">Sterbebild</text:span></text:a>} ⚭ Sophie Hartmann *23.03.1904 †30.09.1977 {<text:a xlink:type="simple" xlink:href="../Quellen/Sterbebilder/1904_Sophie" office:name=""><text:span text:style-name="Definition">Sterbebild</text:span></text:a>}</text:p>
          </table:table-cell>
        </table:table-row>
        <table:table-row>
          <table:table-cell table:style-name="TableRowCell" office:value-type="string">
            <text:p text:style-name="Table_20_Contents">Maria</text:p>
          </table:table-cell>
          <table:table-cell table:style-name="TableRowCell" office:value-type="string">
            <text:p text:style-name="Table_20_Contents">*25.01.1897 in O. †05.01.1990</text:p>
          </table:table-cell>
        </table:table-row>
        <table:table-row>
          <table:table-cell table:style-name="TableRowCell" office:value-type="string">
            <text:p text:style-name="Table_20_Contents">Theresia</text:p>
          </table:table-cell>
          <table:table-cell table:style-name="TableRowCell" office:value-type="string">
            <text:p text:style-name="Table_20_Contents">*27.04.1902 in O. †25.06.1987 ⚭Johann Kustermann</text:p>
          </table:table-cell>
        </table:table-row>
        <table:table-row>
          <table:table-cell table:style-name="TableRowCell" office:value-type="string">
            <text:p text:style-name="Table_20_Contents">Georg</text:p>
          </table:table-cell>
          <table:table-cell table:style-name="TableRowCell" office:value-type="string">
            <text:p text:style-name="Table_20_Contents">*19.04.1903 in O. †19.04.1903 mit nur 1 Tag</text:p>
          </table:table-cell>
        </table:table-row>
        <table:table-row>
          <table:table-cell table:style-name="TableRowCell" office:value-type="string">
            <text:p text:style-name="Table_20_Contents">Johann Georg</text:p>
          </table:table-cell>
          <table:table-cell table:style-name="TableRowCell" office:value-type="string">
            <text:p text:style-name="Table_20_Contents">*13.08.1906 in Albrechts bei Günzach †09.05.1935</text:p>
          </table:table-cell>
        </table:table-row>
        <table:table-row>
          <table:table-cell table:style-name="TableRowCell" office:value-type="string">
            <text:p text:style-name="Table_20_Contents">Theodor</text:p>
          </table:table-cell>
          <table:table-cell table:style-name="TableRowCell" office:value-type="string">
            <text:p text:style-name="Table_20_Contents">*10.12.1907 in A. 🔨Soldat im 💥 2. Weltkrieg †28.09.1942 bei Leningrad, Russland {<text:a xlink:type="simple" xlink:href="../Quellen/Sterbebilder/1907_Theodor.jpg" office:name=""><text:span text:style-name="Definition">Sterbebild</text:span></text:a>}</text:p>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text:span text:style-name="T1">Johann &amp; Sophie's Kinder:</text:span> (auf Hof in Albrechts 12 bei Günzach)</text:p>
          </table:table-cell>
        </table:table-row>
        <table:table-row>
          <table:table-cell table:style-name="TableRowCell" office:value-type="string">
            <text:p text:style-name="Table_20_Contents">Georg</text:p>
          </table:table-cell>
          <table:table-cell table:style-name="TableRowCell" office:value-type="string">
            <text:p text:style-name="Table_20_Contents">*21.01.1935 in A., †19.03.1935 mit nur 2 Monaten</text:p>
          </table:table-cell>
        </table:table-row>
        <table:table-row>
          <table:table-cell table:style-name="TableRowCell" office:value-type="string">
            <text:p text:style-name="Table_20_Contents">Amalie Maria Anna</text:p>
          </table:table-cell>
          <table:table-cell table:style-name="TableRowCell" office:value-type="string">
            <text:p text:style-name="Table_20_Contents">*20.02.1936 in A.</text:p>
          </table:table-cell>
        </table:table-row>
        <table:table-row>
          <table:table-cell table:style-name="TableRowCell" office:value-type="string">
            <text:p text:style-name="Table_20_Contents">Apollonia Theresia</text:p>
          </table:table-cell>
          <table:table-cell table:style-name="TableRowCell" office:value-type="string">
            <text:p text:style-name="Table_20_Contents">*29.05.1937 in A.</text:p>
          </table:table-cell>
        </table:table-row>
        <table:table-row>
          <table:table-cell table:style-name="TableRowCell" office:value-type="string">
            <text:p text:style-name="Table_20_Contents">Johann</text:p>
          </table:table-cell>
          <table:table-cell table:style-name="TableRowCell" office:value-type="string">
            <text:p text:style-name="Table_20_Contents">*05.12.1938 in A. 🔨Bauer ⚭Rosmarie Höbel *18.12.1947</text:p>
          </table:table-cell>
        </table:table-row>
        <table:table-row>
          <table:table-cell table:style-name="TableRowCell" office:value-type="string">
            <text:p text:style-name="Table_20_Contents">Theodor Konrad</text:p>
          </table:table-cell>
          <table:table-cell table:style-name="TableRowCell" office:value-type="string">
            <text:p text:style-name="Table_20_Contents">*12.11.1942 in A. 🔨Molkerei-Meister ⚭Sigrun Friede *01.04.1949 in Radolfzell</text:p>
          </table:table-cell>
        </table:table-row>
      </table:table>
      <text:h text:style-name="Heading_20_2" text:outline-level="2"><text:bookmark-start text:name="header-n373"/>Danksagung<text:bookmark-end text:name="header-n373"/></text:h>
      <text:p text:style-name="First_20_paragraph">Vielen Dank an Karl Fleschutz und an seinen Großvater für ihre Ahnenforschung und ihre Chronik der Familie Fleschutz in Burg. Vielen Dank an Bernhard für die Sterbebilder und an Jörg für den Hinweis zu Matricula Onlin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4T11:04:51Z</meta:creation-date>
    <dc:date>2025-01-24T11:04:51Z</dc:date>
  </office:meta>
</office:document-meta>
</file>